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94D0000263FE4ADCDF1.svm"/>
  <manifest:file-entry manifest:media-type="" manifest:full-path="Pictures/20000007000048A9000041384B6C59DD.svm"/>
  <manifest:file-entry manifest:media-type="" manifest:full-path="Pictures/20000007000045DF00002C08CE212459.svm"/>
  <manifest:file-entry manifest:media-type="" manifest:full-path="Pictures/20000007000068990000233F4FEE8132.svm"/>
  <manifest:file-entry manifest:media-type="" manifest:full-path="Pictures/20000007000065E900002040AC386CA0.svm"/>
  <manifest:file-entry manifest:media-type="" manifest:full-path="Pictures/2000000700004A3600000300697481F1.svm"/>
  <manifest:file-entry manifest:media-type="" manifest:full-path="Pictures/2000000700007C07000038D9C0D8C651.svm"/>
  <manifest:file-entry manifest:media-type="" manifest:full-path="Pictures/200000070000793D00000B10DE21637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L2">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list-style-name="L1">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T1" style:family="text">
      <style:text-properties fo:font-style="normal"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mot de passe :</text:p>
      <text:p text:style-name="P1"/>
      <text:p text:style-name="P1">Rien d'incroyable ou de nouveau. On met un input de type password, un bouton submit, puis on récupère dans un bout de PHP le $POST_['mdp'] pour voir s'il a été set, s'il n'est pas vide, s'il est bien du bon type, et s'il est égal au mot de passe défini. </text:p>
      <text:p text:style-name="P1">Il y a simplement un petit truc de nouveau, c'est qu'on reste dans la même page : on envoie les données du formulaire à ce même fichier. Le mécanisme pour ça c'est de mettre une boucle </text:p>
      <text:p text:style-name="P1">if (!isset( $_POST['mdp']), qui affiche le formulaire uniquement si la variable n'a pas été envoyée, et une boucle else dans laquelle on met le traitement de données par PHP uniquement si la variable a déjà été envoyée :</text:p>
      <text:p text:style-name="P1"/>
      <text:p text:style-name="P1"><draw:frame draw:style-name="fr1" draw:name="images1" text:anchor-type="paragraph" svg:width="20.749cm" svg:height="6.565cm" draw:z-index="0"><draw:image xlink:href="Pictures/20000007000065E900002040AC386CA0.svm" xlink:type="simple" xlink:show="embed" xlink:actuate="onLoad"/></draw:frame>Bloc affichant le formulaire seulement si les données n'ont pas encore été envoyées.</text:p>
      <text:p text:style-name="P1"/>
      <text:p text:style-name="P1"><draw:frame draw:style-name="fr2" draw:name="images2" text:anchor-type="paragraph" svg:width="16.999cm" svg:height="10.71cm" draw:z-index="1"><draw:image xlink:href="Pictures/20000007000045DF00002C08CE212459.svm" xlink:type="simple" xlink:show="embed" xlink:actuate="onLoad"/></draw:frame>Directement à la suite du bloc ci-dessus. Traite les données uniquement si des données ont été envoyées.</text:p>
      <text:p text:style-name="P1"/>
      <text:p text:style-name="P1"/>
      <text:p text:style-name="P2"><text:soft-page-break/>Les variables superglobales :</text:p>
      <text:p text:style-name="P2"/>
      <text:p text:style-name="P3">Ce sont des variables un peu spéciales : elles sont crées automatiquement par PHP et permettent d'intéragir avec le servir pour stocker des informations sur une durée variable : une session, des mois pour les cookies ... Elles sont des array (pour les parcourir, faire print_r($_POST) par exemple).</text:p>
      <text:p text:style-name="P3">$_GET et $_POST sont des variables superglobales. Les principales :</text:p>
      <text:p text:style-name="P3"/>
      <text:p text:style-name="P2"><draw:frame draw:style-name="fr2" draw:name="images3" text:anchor-type="paragraph" svg:width="16.999cm" svg:height="15.256cm" draw:z-index="2"><draw:image xlink:href="Pictures/20000007000048A9000041384B6C59DD.svm" xlink:type="simple" xlink:show="embed" xlink:actuate="onLoad"/></draw:frame>Sessions et Cookies :</text:p>
      <text:p text:style-name="P2"/>
      <text:p text:style-name="P4">Les sessions <text:span text:style-name="T1">vont nous permettre d'utiliser des variables pendant tout le temps de la visite d'un utilisateur du site. La gestion des sessions :</text:span></text:p>
      <text:p text:style-name="P5"/>
      <text:list xml:id="list1475333329519798943" text:style-name="L1">
        <text:list-item>
          <text:p text:style-name="P11"><text:span text:style-name="T2">L'utilisateur arrive sur le site. PHP génère un numéro de session unique genre </text:span><text:span text:style-name="T1">a02bbffc6198e6e0cc2715047bc3766f. C'est un "id de session", ou </text:span><text:span text:style-name="Source_20_Text"><text:span text:style-name="Emphasis">PHPSESSID</text:span></text:span><text:span text:style-name="T1"> . À ce numéro sera associé nos variables de session.</text:span></text:p>
        </text:list-item>
        <text:list-item>
          <text:p text:style-name="P9">Une fois la session créee, on peut créer autant de variables $_SESSION que l'on veut. Par exemple $_SESSION['nom'], $_SESSION['age'] etc... </text:p>
        </text:list-item>
        <text:list-item>
          <text:p text:style-name="P11"><text:span text:style-name="T1">Lorsque la session expire, la session est fermée et le serveur oublie toutes nos variables SESSION qu'on a pu créer. En fait on ne sait pas vraiment quand un utilisateur quitte le site, s'il ferme le navigateur ou quoi on ne sait pas. C'est pourquoi par défaut PHP ferme la </text:span><text:soft-page-break/><text:span text:style-name="T1">session après quelques minutes d'inactivité (timeout). On peut aussi fermer la session manuellement par un bouton Deconnexion qui va appeler une page PHP qui va elle-même appeler session.destroy() (voir ensuite). </text:span></text:p>
        </text:list-item>
      </text:list>
      <text:p text:style-name="P8"/>
      <text:p text:style-name="P8">IMPORTANT : </text:p>
      <text:p text:style-name="P1"><text:span text:style-name="T1">Pour que nos variables $_SESSION fonctionnent, il faut démarrer la session manuellement sur </text:span><text:span text:style-name="T3">chacunes des pages qui utilisent des variables session</text:span><text:span text:style-name="T2">. </text:span></text:p>
      <text:p text:style-name="P5">Pour cela on utilise :</text:p>
      <text:list xml:id="list7614433228855650950" text:style-name="L2">
        <text:list-item>
          <text:p text:style-name="P12"><text:span text:style-name="T2">session.start() sur chacune des pages, à l'intérieur d'une balise PHP, mais </text:span><text:span text:style-name="T3">avant l'écriture de tout code HTML</text:span><text:span text:style-name="T2">.</text:span></text:p>
        </text:list-item>
        <text:list-item>
          <text:p text:style-name="P6">session.destroy() est appelée automatiquement après un timeout, mais on peut créer aussi un bouton déconnexion qui appelle cette fonction. </text:p>
        </text:list-item>
      </text:list>
      <text:p text:style-name="P5"/>
      <text:p text:style-name="P5"><draw:frame draw:style-name="fr1" draw:name="images4" text:anchor-type="paragraph" svg:width="20.874cm" svg:height="8.359cm" draw:z-index="3"><draw:image xlink:href="Pictures/2000000700007C07000038D9C0D8C651.svm" xlink:type="simple" xlink:show="embed" xlink:actuate="onLoad"/></draw:frame></text:p>
      <text:p text:style-name="P5"><draw:frame draw:style-name="fr1" draw:name="images5" text:anchor-type="paragraph" svg:width="20.874cm" svg:height="7.033cm" draw:z-index="4"><draw:image xlink:href="Pictures/20000007000068990000233F4FEE8132.svm" xlink:type="simple" xlink:show="embed" xlink:actuate="onLoad"/></draw:frame></text:p>
      <text:p text:style-name="P5">Code pour les sessions, test2.</text:p>
      <text:p text:style-name="P5"/>
      <text:p text:style-name="P5">Utilisation des sessions : Enregistrer le login si l'identification a réussi. Puis utiliser cette variable login pour ne permettre qu'aux gens identifiés d'accéder à certaines parties du site. Dans les sites de vente en ligne, les paniers sont gérés grâce aux sessions en général.</text:p>
      <text:p text:style-name="P5"/>
      <text:p text:style-name="P10"><text:soft-page-break/>Les Cookies :</text:p>
      <text:p text:style-name="P10"/>
      <text:p text:style-name="P5">Un cookie c'est un petit fichier qu'on va venir stocker sur l'ordinateur de l'utilisateur. On peut y accéder via le navigateur même si c'est stocké sur le disque dur. Ces fichiers contiennent des informations sur l'utilisateur. Par exemple s'il s'intéresse aux appareils photos sur mon site, je vais adapter les pubs en consquence. Je peux aussi me souvenir du nom du visiteur etc... </text:p>
      <text:p text:style-name="P5"/>
      <text:p text:style-name="P5">Pour créer un cookie, on utilise la fonction setcookie() qui prend trois paramètres :</text:p>
      <text:list xml:id="list8979334007634704287" text:style-name="L3">
        <text:list-item>
          <text:p text:style-name="P7">Le nom du cookie</text:p>
        </text:list-item>
        <text:list-item>
          <text:p text:style-name="P7">La valeur du cookie</text:p>
        </text:list-item>
        <text:list-item>
          <text:p text:style-name="P7">La date d'expiration du cookie. Celle-ci s'exprime sous forme de timestamp, c'est-à-dire qu'il faut préciser un nombre de secondes après le 1er janvier 1970. time() renvoie le temps écoulé depuis le 1er janvier 1970, donc si on veut que le cookie expire dans 1 an :</text:p>
          <text:p text:style-name="P13"><text:span text:style-name="T2">time() + </text:span><text:span text:style-name="Source_20_Text"><text:span text:style-name="T1">365*24*3600</text:span></text:span><text:span text:style-name="T1"> </text:span><text:span text:style-name="T2">; </text:span></text:p>
        </text:list-item>
        <text:list-item>
          <text:p text:style-name="P7">Une dernière chose : mieux vaut toujours sécuriser son cookie avec httpOnly, qui permet de rendre inaccessible le cookie aux scripts Javascripts au cas où on ait oublié une faille XSS.</text:p>
        </text:list-item>
      </text:list>
      <text:p text:style-name="P5"/>
      <text:p text:style-name="P5">En tout :</text:p>
      <text:p text:style-name="P5"><draw:frame draw:style-name="fr2" draw:name="images6" text:anchor-type="paragraph" svg:width="16.999cm" svg:height="0.686cm" draw:z-index="5"><draw:image xlink:href="Pictures/2000000700004A3600000300697481F1.svm" xlink:type="simple" xlink:show="embed" xlink:actuate="onLoad"/></draw:frame>(httpOnly correspond au dernier "true"). </text:p>
      <text:p text:style-name="P5"/>
      <text:p text:style-name="P5">Une fois que le cookie est crée, il est stocké dans une variable superglobale comme d'hab : $_COOKIE['pseudo'] ici.</text:p>
      <text:p text:style-name="P5"/>
      <text:p text:style-name="P5">Attention : pour créer un cookie, c'est exactement comme pour amorcer la session : il faut le créer <text:span text:style-name="T4">avant d'écrire tout code HTML</text:span>, en haut de la page (et comme première fonction PHP apparemment aussi).</text:p>
      <text:p text:style-name="P5">Attention : un cookie est un petit fichier texte, il ne contient qu'une seule info en général.</text:p>
      <text:p text:style-name="P5"/>
      <text:p text:style-name="P5">Quelle utilité des cookies par rapport aux variables SESSION si on les définit à chaque fois que le visiteur entre sur notre site ? Au contraire des $_SESSION, les $_COOKIE restent sur la machine de l'utilisateur. On peut donc imaginer un code qui demande au tout début si jamais le cookie existe. Si le cookie existe, on l'utilise (on affiche le nom de l'utilisateur par exemple si jamais le cookie stock le nom).</text:p>
      <text:p text:style-name="P5">Si le cookie n'existe pas (première visite ou alors l'utilisateur a supprimé ses cookies), alors on affiche une zone de texte dans laquelle l'utilisateur peut entrer son nom. On enverra ce nom, qu'on utilisera pour créer notre cookie (qui aura pour valeur un $_POST du coup). Voir ci-dessous.</text:p>
      <text:p text:style-name="P5"/>
      <text:p text:style-name="P5">Code test3.php et test3_2.php.</text:p>
      <text:p text:style-name="P5"/>
      <text:p text:style-name="P5"><draw:frame draw:style-name="fr2" draw:name="images7" text:anchor-type="paragraph" svg:width="16.999cm" svg:height="7.28cm" draw:z-index="6"><draw:image xlink:href="Pictures/200000070000594D0000263FE4ADCDF1.svm" xlink:type="simple" xlink:show="embed" xlink:actuate="onLoad"/></draw:frame><text:soft-page-break/></text:p>
      <text:p text:style-name="P5"/>
      <text:p text:style-name="P5">Si le cookie existe on l'utilise. Sinon on fait apparaître un formulaire, où l'utilisateur entre son nom. </text:p>
      <text:p text:style-name="P5"/>
      <text:p text:style-name="P5"><draw:frame draw:style-name="fr1" draw:name="images8" text:anchor-type="paragraph" svg:width="20.749cm" svg:height="1.693cm" draw:z-index="7"><draw:image xlink:href="Pictures/200000070000793D00000B10DE216376.svm" xlink:type="simple" xlink:show="embed" xlink:actuate="onLoad"/></draw:frame>Lorsqu'on clique sur Valider dans le formulaire, ça nous envoie sur test3_2.php qui va créer le cookie (tout en haut de la page, comme d'habitude).</text:p>
      <text:p text:style-name="P5"/>
      <text:p text:style-name="P5">Dernier truc sur les cookies : on peut modifier un cookie existant très facilement, avec la fonction setcookie, le même nom, mais une valeur différente. L'ancien cookie est écrasé.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4M20S</meta:editing-duration>
    <meta:editing-cycles>6</meta:editing-cycles>
    <meta:generator>OpenOffice/4.1.1$Win32 OpenOffice.org_project/411m6$Build-9775</meta:generator>
    <dc:date>2018-06-24T21:48:25.80</dc:date>
    <meta:document-statistic meta:table-count="0" meta:image-count="8" meta:object-count="0" meta:page-count="5" meta:paragraph-count="40" meta:word-count="947" meta:character-count="5628"/>
    <meta:user-defined meta:name="Info 1"/>
    <meta:user-defined meta:name="Info 2"/>
    <meta:user-defined meta:name="Info 3"/>
    <meta:user-defined meta:name="Info 4"/>
  </office:meta>
</office:document-meta>
</file>